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11.312cm"/>
    </style:style>
    <style:style style:name="co3" style:family="table-column">
      <style:table-column-properties fo:break-before="auto" style:column-width="9.79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8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80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style:font-name="Ari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Overall SYSEX patch dump chunk format</text:p>
          </table:table-cell>
          <table:covered-table-cell table:style-name="ce2"/>
          <table:covered-table-cell table:style-name="ce6"/>
        </table:table-row>
        <table:table-row table:style-name="ro1">
          <table:table-cell table:style-name="ce2" office:value-type="string" calcext:value-type="string">
            <text:p>Bit count</text:p>
          </table:table-cell>
          <table:table-cell table:style-name="ce2" office:value-type="string" calcext:value-type="string">
            <text:p>Valu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xF0</text:p>
          </table:table-cell>
          <table:table-cell table:style-name="ce7" office:value-type="string" calcext:value-type="string">
            <text:p>SYSEX header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0x00 0x61 0x16</text:p>
          </table:table-cell>
          <table:table-cell table:style-name="ce7" office:value-type="string" calcext:value-type="string">
            <text:p>My vendor identifier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x01</text:p>
          </table:table-cell>
          <table:table-cell table:style-name="ce7" office:value-type="string" calcext:value-type="string">
            <text:p>Command code, “Patch dump” here</text:p>
          </table:table-cell>
        </table:table-row>
        <table:table-row table:style-name="ro1">
          <table:table-cell table:number-columns-repeated="2" table:style-name="ce3" office:value-type="string" calcext:value-type="string">
            <text:p>variable</text:p>
          </table:table-cell>
          <table:table-cell table:style-name="ce7" office:value-type="string" calcext:value-type="string">
            <text:p>Encoded raw patch data, truncated to the last nonzero byte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0xF7</text:p>
          </table:table-cell>
          <table:table-cell table:style-name="ce7" office:value-type="string" calcext:value-type="string">
            <text:p>SYSEX foot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Encoded data format (repeats every 32 bits of input)</text:p>
          </table:table-cell>
          <table:covered-table-cell table:style-name="ce3"/>
          <table:covered-table-cell table:style-name="ce7"/>
        </table:table-row>
        <table:table-row table:style-name="ro1">
          <table:table-cell table:style-name="ce2" office:value-type="string" calcext:value-type="string">
            <text:p>Bit count</text:p>
          </table:table-cell>
          <table:table-cell table:style-name="ce2" office:value-type="string" calcext:value-type="string">
            <text:p>Valu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Padding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ariable</text:p>
          </table:table-cell>
          <table:table-cell table:style-name="ce7" office:value-type="string" calcext:value-type="string">
            <text:p>Bits 0-6 of input (MSB first)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Padding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ariable</text:p>
          </table:table-cell>
          <table:table-cell table:style-name="ce7" office:value-type="string" calcext:value-type="string">
            <text:p>Bits 8-14 of input (MSB first)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Padding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ariable</text:p>
          </table:table-cell>
          <table:table-cell table:style-name="ce7" office:value-type="string" calcext:value-type="string">
            <text:p>Bits 16-22 of input (MSB first)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Padding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ariable</text:p>
          </table:table-cell>
          <table:table-cell table:style-name="ce7" office:value-type="string" calcext:value-type="string">
            <text:p>Bits 24-30 of input (MSB first)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Padding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ariable</text:p>
          </table:table-cell>
          <table:table-cell table:style-name="ce7" office:value-type="string" calcext:value-type="string">
            <text:p>Bit 31 of input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ariable</text:p>
          </table:table-cell>
          <table:table-cell table:style-name="ce7" office:value-type="string" calcext:value-type="string">
            <text:p>Bit 23 of input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ariable</text:p>
          </table:table-cell>
          <table:table-cell table:style-name="ce7" office:value-type="string" calcext:value-type="string">
            <text:p>Bit 15 of input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ariable</text:p>
          </table:table-cell>
          <table:table-cell table:style-name="ce7" office:value-type="string" calcext:value-type="string">
            <text:p>Bit 7 of inpu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Raw patch data format</text:p>
          </table:table-cell>
          <table:covered-table-cell table:style-name="ce5"/>
          <table:covered-table-cell table:style-name="ce8"/>
        </table:table-row>
        <table:table-row table:style-name="ro1">
          <table:table-cell table:style-name="ce2" office:value-type="string" calcext:value-type="string">
            <text:p>Bit count</text:p>
          </table:table-cell>
          <table:table-cell table:style-name="ce2" office:value-type="string" calcext:value-type="string">
            <text:p>Valu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9" office:value-type="string" calcext:value-type="string">
            <text:p>Osc A Frequency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9" office:value-type="string" calcext:value-type="string">
            <text:p>Osc A Volume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9" office:value-type="string" calcext:value-type="string">
            <text:p>Osc A Pulse Width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9" office:value-type="string" calcext:value-type="string">
            <text:p>Osc B Frequency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9" office:value-type="string" calcext:value-type="string">
            <text:p>Osc B Volume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9" office:value-type="string" calcext:value-type="string">
            <text:p>Osc B Pulse Width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centered on half scale</text:p>
          </table:table-cell>
          <table:table-cell table:style-name="ce9" office:value-type="string" calcext:value-type="string">
            <text:p>Osc B Fine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9" office:value-type="string" calcext:value-type="string">
            <text:p>Cutoff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9" office:value-type="string" calcext:value-type="string">
            <text:p>Resonance 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centered on half scale</text:p>
          </table:table-cell>
          <table:table-cell table:style-name="ce9" office:value-type="string" calcext:value-type="string">
            <text:p>Filter Envelope Amount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9" office:value-type="string" calcext:value-type="string">
            <text:p>Filter Release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9" office:value-type="string" calcext:value-type="string">
            <text:p>Filter Sustain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9" office:value-type="string" calcext:value-type="string">
            <text:p>Filter Decay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9" office:value-type="string" calcext:value-type="string">
            <text:p>Filter Attack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9" office:value-type="string" calcext:value-type="string">
            <text:p>Amp Release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9" office:value-type="string" calcext:value-type="string">
            <text:p>Amp Sustain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9" office:value-type="string" calcext:value-type="string">
            <text:p>Amp Decay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9" office:value-type="string" calcext:value-type="string">
            <text:p>Amp Attack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, centered on half scale</text:p>
          </table:table-cell>
          <table:table-cell table:style-name="ce9" office:value-type="string" calcext:value-type="string">
            <text:p>Poly Mod Filter Amount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9" office:value-type="string" calcext:value-type="string">
            <text:p>Poly Mod Osc B Amount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9" office:value-type="string" calcext:value-type="string">
            <text:p>LFO Frequency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9" office:value-type="string" calcext:value-type="string">
            <text:p>LFO Amount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9" office:value-type="string" calcext:value-type="string">
            <text:p>Glide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9" office:value-type="string" calcext:value-type="string">
            <text:p>Amp Velocity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9" office:value-type="string" calcext:value-type="string">
            <text:p>Filter Velocity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Padding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 (Off=0,On=1)</text:p>
          </table:table-cell>
          <table:table-cell table:style-name="ce9" office:value-type="string" calcext:value-type="string">
            <text:p>Osc A Saw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Padding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9" office:value-type="string" calcext:value-type="string">
            <text:p>Osc A Triangle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Padding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9" office:value-type="string" calcext:value-type="string">
            <text:p>Osc A Square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Padding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9" office:value-type="string" calcext:value-type="string">
            <text:p>Osc B Saw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Padding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9" office:value-type="string" calcext:value-type="string">
            <text:p>Osc B Triangle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Padding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9" office:value-type="string" calcext:value-type="string">
            <text:p>Osc B Sqr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Padding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9" office:value-type="string" calcext:value-type="string">
            <text:p>Sync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Padding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9" office:value-type="string" calcext:value-type="string">
            <text:p>Poly Mod Oscillator A Destination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Padding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9" office:value-type="string" calcext:value-type="string">
            <text:p>Poly Mod Filter Destination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Padding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ulse=0,Tri=1,Rand=2,Sine=3,Noise=4,Saw=5</text:p>
          </table:table-cell>
          <table:table-cell table:style-name="ce9" office:value-type="string" calcext:value-type="string">
            <text:p>LFO Shape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Padding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ow=0,High=1</text:p>
          </table:table-cell>
          <table:table-cell table:style-name="ce9" office:value-type="string" calcext:value-type="string">
            <text:p>LFO Speed Range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Padding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None=0,VCO=1,VCF=2,VCA=4,PW=8,OnlyA=16,OnlyB=32</text:p>
            <text:p>(combination of those)</text:p>
          </table:table-cell>
          <table:table-cell table:style-name="ce9" office:value-type="string" calcext:value-type="string">
            <text:p>LFO Mode Destination 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Padding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ne=0,Half=1,Full=2</text:p>
          </table:table-cell>
          <table:table-cell table:style-name="ce9" office:value-type="string" calcext:value-type="string">
            <text:p>Keyboard Filter Tracking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Padding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near=0,Exponential=1</text:p>
          </table:table-cell>
          <table:table-cell table:style-name="ce9" office:value-type="string" calcext:value-type="string">
            <text:p>Filter EG Exponential/Linear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Padding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ast=0,Slow=1</text:p>
          </table:table-cell>
          <table:table-cell table:style-name="ce9" office:value-type="string" calcext:value-type="string">
            <text:p>Filter EG Fast/Slow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Padding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near=0,Exponential=1</text:p>
          </table:table-cell>
          <table:table-cell table:style-name="ce9" office:value-type="string" calcext:value-type="string">
            <text:p>Amp EG Exponential/Linear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Padding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ast=0,Slow=1</text:p>
          </table:table-cell>
          <table:table-cell table:style-name="ce9" office:value-type="string" calcext:value-type="string">
            <text:p>Amp EG Fast/Slow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Padding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it</text:p>
          </table:table-cell>
          <table:table-cell table:style-name="ce9" office:value-type="string" calcext:value-type="string">
            <text:p>Unison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Padding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ast=0,Low=1,High=2</text:p>
          </table:table-cell>
          <table:table-cell table:style-name="ce9" office:value-type="string" calcext:value-type="string">
            <text:p>Assigner Priority Mode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Padding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2nd=2,3rd=5,5th=7,Octave=12</text:p>
          </table:table-cell>
          <table:table-cell table:style-name="ce10" office:value-type="string" calcext:value-type="string">
            <text:p>Pitch bender semitones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Padding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Off=0,VCO=1,VCF=2,Volume=3</text:p>
          </table:table-cell>
          <table:table-cell table:style-name="ce10" office:value-type="string" calcext:value-type="string">
            <text:p>Pitch bender target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Padding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in=5,Low=3,High=1,Full=0</text:p>
          </table:table-cell>
          <table:table-cell table:style-name="ce10" office:value-type="string" calcext:value-type="string">
            <text:p>Modulation wheel range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Padding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ree=0,Semitone=1,Octave=2</text:p>
          </table:table-cell>
          <table:table-cell table:style-name="ce10" office:value-type="string" calcext:value-type="string">
            <text:p>Osc pitch mode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9" office:value-type="string" calcext:value-type="string">
            <text:p>Modulation delay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9" office:value-type="string" calcext:value-type="string">
            <text:p>Vibrato frequency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9" office:value-type="string" calcext:value-type="string">
            <text:p>Vibrato amount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9" office:value-type="string" calcext:value-type="string">
            <text:p>Unison detune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unsigned</text:p>
          </table:table-cell>
          <table:table-cell table:style-name="ce9" office:value-type="string" calcext:value-type="string">
            <text:p>Arpeggiator/sequencer clock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Padding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FO=0,Vibrato=1</text:p>
          </table:table-cell>
          <table:table-cell table:style-name="ce10" office:value-type="string" calcext:value-type="string">
            <text:p>Modulation wheel target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Padding</text:p>
          </table:table-cell>
        </table:table-row>
        <table:table-row table:style-name="ro2">
          <table:table-cell table:style-name="ce3" office:value-type="string" calcext:value-type="string">
            <text:p>6*8</text:p>
          </table:table-cell>
          <table:table-cell table:style-name="ce3" office:value-type="string" calcext:value-type="string">
            <text:p>6 offsets in semitones to the lowest chord note, 0xFF padded.</text:p>
            <text:p>Eg: 6 times 0x00 for unison, 0x00 plus 5 times 0xFF for mono mode.</text:p>
          </table:table-cell>
          <table:table-cell table:style-name="ce7" office:value-type="string" calcext:value-type="string">
            <text:p>Unison track pattern</text:p>
          </table:table-cell>
        </table:table-row>
        <table:table-row table:style-name="ro1" table:number-rows-repeated="104846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GUILHAUME</meta:initial-creator>
    <meta:creation-date>2015-03-02T21:45:11.457000000</meta:creation-date>
    <dc:date>2015-03-02T22:48:03.780000000</dc:date>
    <dc:creator>Fabrice GUILHAUME</dc:creator>
    <meta:editing-duration>PT26M2S</meta:editing-duration>
    <meta:editing-cycles>5</meta:editing-cycles>
    <meta:generator>LibreOffice/4.2.6.3$Windows_x86 LibreOffice_project/3fd416d4c6db7d3204c17ce57a1d70f6e531ee21</meta:generator>
    <meta:document-statistic meta:table-count="1" meta:cell-count="306" meta:object-count="0"/>
  </office:meta>
</office:document-meta>
</file>